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f4db66" officeooo:paragraph-rsid="00f4db66"/>
    </style:style>
    <style:style style:name="P2" style:family="paragraph" style:parent-style-name="Text_20_body">
      <style:paragraph-properties fo:text-align="justify" style:justify-single-word="false"/>
      <style:text-properties officeooo:paragraph-rsid="00f55b70"/>
    </style:style>
    <style:style style:name="P3" style:family="paragraph" style:parent-style-name="Text_20_body">
      <style:paragraph-properties fo:text-align="justify" style:justify-single-word="false"/>
      <style:text-properties officeooo:paragraph-rsid="00fa4b61"/>
    </style:style>
    <style:style style:name="P4" style:family="paragraph" style:parent-style-name="Text_20_body">
      <style:paragraph-properties fo:text-align="justify" style:justify-single-word="false"/>
      <style:text-properties officeooo:paragraph-rsid="00fc8a63"/>
    </style:style>
    <style:style style:name="P5" style:family="paragraph" style:parent-style-name="Text_20_body">
      <style:paragraph-properties fo:text-align="justify" style:justify-single-word="false"/>
      <style:text-properties officeooo:paragraph-rsid="00ffa4d9"/>
    </style:style>
    <style:style style:name="P6" style:family="paragraph" style:parent-style-name="Text_20_body">
      <style:paragraph-properties fo:text-align="justify" style:justify-single-word="false"/>
      <style:text-properties officeooo:rsid="00f91b97" officeooo:paragraph-rsid="00f91b97"/>
    </style:style>
    <style:style style:name="P7" style:family="paragraph" style:parent-style-name="Text_20_body">
      <style:paragraph-properties fo:text-align="justify" style:justify-single-word="false"/>
      <style:text-properties officeooo:rsid="01005338" officeooo:paragraph-rsid="01005338"/>
    </style:style>
    <style:style style:name="P8" style:family="paragraph" style:parent-style-name="Text_20_body">
      <style:paragraph-properties fo:text-align="justify" style:justify-single-word="false"/>
      <style:text-properties fo:font-weight="normal" officeooo:rsid="00fbc80d" officeooo:paragraph-rsid="00fbc80d" style:font-weight-asian="normal" style:font-weight-complex="normal"/>
    </style:style>
    <style:style style:name="P9" style:family="paragraph" style:parent-style-name="Text_20_body">
      <style:paragraph-properties fo:text-align="justify" style:justify-single-word="false"/>
      <style:text-properties officeooo:rsid="00f4859a" officeooo:paragraph-rsid="00f4859a"/>
    </style:style>
    <style:style style:name="P10" style:family="paragraph" style:parent-style-name="Text_20_body">
      <style:paragraph-properties fo:text-align="justify" style:justify-single-word="false"/>
      <style:text-properties officeooo:paragraph-rsid="010358e0"/>
    </style:style>
    <style:style style:name="P11" style:family="paragraph" style:parent-style-name="Text_20_body">
      <style:paragraph-properties fo:text-align="justify" style:justify-single-word="false"/>
      <style:text-properties officeooo:paragraph-rsid="01050bb4"/>
    </style:style>
    <style:style style:name="P12" style:family="paragraph" style:parent-style-name="Text_20_body">
      <style:paragraph-properties fo:text-align="justify" style:justify-single-word="false"/>
      <style:text-properties officeooo:paragraph-rsid="010e928b"/>
    </style:style>
    <style:style style:name="P13" style:family="paragraph" style:parent-style-name="Text_20_body">
      <style:paragraph-properties fo:text-align="justify" style:justify-single-word="false"/>
      <style:text-properties officeooo:rsid="010701ba" officeooo:paragraph-rsid="010701ba"/>
    </style:style>
    <style:style style:name="P14" style:family="paragraph" style:parent-style-name="Text_20_body">
      <style:paragraph-properties fo:text-align="justify" style:justify-single-word="false"/>
      <style:text-properties fo:color="#0000ff" fo:font-weight="normal" officeooo:rsid="01050bb4" officeooo:paragraph-rsid="01050bb4" style:font-weight-asian="normal" style:font-weight-complex="normal"/>
    </style:style>
    <style:style style:name="P15" style:family="paragraph" style:parent-style-name="Text_20_body">
      <style:paragraph-properties fo:text-align="justify" style:justify-single-word="false"/>
      <style:text-properties fo:color="#0000ff" officeooo:rsid="010701ba" officeooo:paragraph-rsid="010701ba"/>
    </style:style>
    <style:style style:name="P16" style:family="paragraph" style:parent-style-name="Text_20_body">
      <style:paragraph-properties fo:text-align="justify" style:justify-single-word="false"/>
      <style:text-properties officeooo:rsid="0108d7e3" officeooo:paragraph-rsid="0108d7e3"/>
    </style:style>
    <style:style style:name="P17" style:family="paragraph" style:parent-style-name="Text_20_body">
      <style:paragraph-properties fo:text-align="justify" style:justify-single-word="false" style:writing-mode="lr-tb"/>
      <style:text-properties fo:font-weight="normal" officeooo:rsid="00fbc80d" officeooo:paragraph-rsid="00fc8a63" style:font-weight-asian="normal" style:font-weight-complex="normal"/>
    </style:style>
    <style:style style:name="P18" style:family="paragraph" style:parent-style-name="Text_20_body">
      <style:paragraph-properties fo:text-align="justify" style:justify-single-word="false" style:writing-mode="lr-tb"/>
      <style:text-properties fo:font-weight="normal" officeooo:rsid="0110a254" officeooo:paragraph-rsid="0110a254" style:font-weight-asian="normal" style:font-weight-complex="normal"/>
    </style:style>
    <style:style style:name="P19" style:family="paragraph" style:parent-style-name="Text_20_body">
      <style:paragraph-properties fo:text-align="start" style:justify-single-word="false" style:writing-mode="lr-tb"/>
      <style:text-properties officeooo:paragraph-rsid="010358e0"/>
    </style:style>
    <style:style style:name="P20" style:family="paragraph" style:parent-style-name="Text_20_body">
      <style:paragraph-properties fo:text-align="justify" style:justify-single-word="false" style:writing-mode="rl-tb"/>
      <style:text-properties officeooo:paragraph-rsid="010a6816"/>
    </style:style>
    <style:style style:name="P21" style:family="paragraph" style:parent-style-name="Text_20_body">
      <style:paragraph-properties fo:text-align="justify" style:justify-single-word="false" style:writing-mode="rl-tb"/>
      <style:text-properties officeooo:rsid="0108d7e3" officeooo:paragraph-rsid="0108d7e3"/>
    </style:style>
    <style:style style:name="P22" style:family="paragraph" style:parent-style-name="Text_20_body">
      <style:paragraph-properties fo:text-align="justify" style:justify-single-word="false" style:writing-mode="rl-tb"/>
      <style:text-properties fo:font-weight="normal" officeooo:rsid="01109ccd" officeooo:paragraph-rsid="01109ccd" style:font-weight-asian="normal" style:font-weight-complex="normal"/>
    </style:style>
    <style:style style:name="P23" style:family="paragraph" style:parent-style-name="Text_20_body">
      <style:paragraph-properties fo:text-align="justify" style:justify-single-word="false" style:writing-mode="rl-tb"/>
      <style:text-properties fo:font-weight="normal" officeooo:rsid="0110a254" officeooo:paragraph-rsid="0110a254" style:font-weight-asian="normal" style:font-weight-complex="normal"/>
    </style:style>
    <style:style style:name="P24" style:family="paragraph" style:parent-style-name="Text_20_body">
      <style:paragraph-properties fo:text-align="justify" style:justify-single-word="false" style:writing-mode="rl-tb"/>
      <style:text-properties fo:font-weight="normal" officeooo:rsid="01137b45" officeooo:paragraph-rsid="01137b45" style:font-weight-asian="normal" style:font-weight-complex="normal"/>
    </style:style>
    <style:style style:name="P25" style:family="paragraph" style:parent-style-name="Text_20_body">
      <style:paragraph-properties fo:text-align="justify" style:justify-single-word="false" style:writing-mode="rl-tb"/>
      <style:text-properties officeooo:rsid="01123bed" officeooo:paragraph-rsid="01123bed"/>
    </style:style>
    <style:style style:name="P26" style:family="paragraph" style:parent-style-name="Text_20_body">
      <style:paragraph-properties fo:text-align="justify" style:justify-single-word="false" style:writing-mode="rl-tb"/>
      <style:text-properties officeooo:rsid="01125792" officeooo:paragraph-rsid="01125792"/>
    </style:style>
    <style:style style:name="P27" style:family="paragraph" style:parent-style-name="Text_20_body">
      <style:paragraph-properties fo:text-align="justify" style:justify-single-word="false" style:writing-mode="rl-tb"/>
      <style:text-properties fo:color="#daa520" officeooo:rsid="01123bed" officeooo:paragraph-rsid="01123bed"/>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Heading_20_3">
      <style:text-properties officeooo:rsid="00f398a7" officeooo:paragraph-rsid="00f398a7"/>
    </style:style>
    <style:style style:name="P30" style:family="paragraph" style:parent-style-name="Heading_20_3">
      <style:text-properties officeooo:rsid="010358e0" officeooo:paragraph-rsid="010358e0"/>
    </style:style>
    <style:style style:name="P31" style:family="paragraph" style:parent-style-name="Heading_20_3">
      <style:text-properties officeooo:rsid="01125792" officeooo:paragraph-rsid="01125792"/>
    </style:style>
    <style:style style:name="T1" style:family="text">
      <style:text-properties fo:color="#008000"/>
    </style:style>
    <style:style style:name="T2" style:family="text">
      <style:text-properties fo:color="#808000"/>
    </style:style>
    <style:style style:name="T3" style:family="text">
      <style:text-properties fo:color="#808000" fo:font-weight="normal" style:font-weight-asian="normal" style:font-weight-complex="normal"/>
    </style:style>
    <style:style style:name="T4" style:family="text">
      <style:text-properties fo:color="#808000" fo:font-weight="normal" officeooo:rsid="00f7be5c" style:font-weight-asian="normal" style:font-weight-complex="normal"/>
    </style:style>
    <style:style style:name="T5" style:family="text">
      <style:text-properties fo:color="#808000" fo:font-weight="normal" officeooo:rsid="01073dea" style:font-weight-asian="normal" style:font-weight-complex="normal"/>
    </style:style>
    <style:style style:name="T6" style:family="text">
      <style:text-properties fo:color="#c0c0c0"/>
    </style:style>
    <style:style style:name="T7" style:family="text">
      <style:text-properties fo:color="#c0c0c0" fo:font-weight="normal" style:font-weight-asian="normal" style:font-weight-complex="normal"/>
    </style:style>
    <style:style style:name="T8" style:family="text">
      <style:text-properties fo:color="#c0c0c0" fo:font-weight="normal" officeooo:rsid="00f7be5c" style:font-weight-asian="normal" style:font-weight-complex="normal"/>
    </style:style>
    <style:style style:name="T9" style:family="text">
      <style:text-properties fo:color="#c0c0c0" fo:font-weight="normal" officeooo:rsid="01073dea" style:font-weight-asian="normal" style:font-weight-complex="normal"/>
    </style:style>
    <style:style style:name="T10" style:family="text">
      <style:text-properties fo:color="#800080"/>
    </style:style>
    <style:style style:name="T11" style:family="text">
      <style:text-properties fo:color="#800080" fo:font-weight="normal" officeooo:rsid="00f7be5c" style:font-weight-asian="normal" style:font-weight-complex="normal"/>
    </style:style>
    <style:style style:name="T12" style:family="text">
      <style:text-properties fo:color="#800080" fo:font-weight="bold"/>
    </style:style>
    <style:style style:name="T13" style:family="text">
      <style:text-properties fo:color="#800080" fo:font-weight="bold" style:font-weight-asian="normal" style:font-weight-complex="normal"/>
    </style:style>
    <style:style style:name="T14" style:family="text">
      <style:text-properties fo:color="#800080" fo:font-weight="bold" officeooo:rsid="00f7be5c" style:font-weight-asian="normal" style:font-weight-complex="normal"/>
    </style:style>
    <style:style style:name="T15" style:family="text">
      <style:text-properties fo:color="#800080" fo:font-weight="bold" officeooo:rsid="01073dea" style:font-weight-asian="normal" style:font-weight-complex="normal"/>
    </style:style>
    <style:style style:name="T16" style:family="text">
      <style:text-properties fo:color="#092e64"/>
    </style:style>
    <style:style style:name="T17" style:family="text">
      <style:text-properties fo:color="#092e64" fo:font-weight="normal" officeooo:rsid="00f7be5c" style:font-weight-asian="normal" style:font-weight-complex="normal"/>
    </style:style>
    <style:style style:name="T18" style:family="text">
      <style:text-properties officeooo:rsid="00f55b70"/>
    </style:style>
    <style:style style:name="T19" style:family="text">
      <style:text-properties officeooo:rsid="00f71d51"/>
    </style:style>
    <style:style style:name="T20" style:family="text">
      <style:text-properties fo:font-weight="bold" officeooo:rsid="00f71d51"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f7be5c" style:font-weight-asian="normal" style:font-weight-complex="normal"/>
    </style:style>
    <style:style style:name="T23" style:family="text">
      <style:text-properties fo:font-weight="normal" officeooo:rsid="00f71d51" style:font-weight-asian="normal" style:font-weight-complex="normal"/>
    </style:style>
    <style:style style:name="T24" style:family="text">
      <style:text-properties fo:font-weight="normal" officeooo:rsid="00fa4b61" style:font-weight-asian="normal" style:font-weight-complex="normal"/>
    </style:style>
    <style:style style:name="T25" style:family="text">
      <style:text-properties fo:font-weight="normal" officeooo:rsid="00fbc80d" style:font-weight-asian="normal" style:font-weight-complex="normal"/>
    </style:style>
    <style:style style:name="T26" style:family="text">
      <style:text-properties fo:font-weight="normal" officeooo:rsid="00fc8a63" style:font-weight-asian="normal" style:font-weight-complex="normal"/>
    </style:style>
    <style:style style:name="T27" style:family="text">
      <style:text-properties fo:font-weight="normal" officeooo:rsid="01005338" style:font-weight-asian="normal" style:font-weight-complex="normal"/>
    </style:style>
    <style:style style:name="T28" style:family="text">
      <style:text-properties fo:font-weight="normal" officeooo:rsid="00ffa4d9" style:font-weight-asian="normal" style:font-weight-complex="normal"/>
    </style:style>
    <style:style style:name="T29" style:family="text">
      <style:text-properties fo:font-weight="normal" officeooo:rsid="01050bb4" style:font-weight-asian="normal" style:font-weight-complex="normal"/>
    </style:style>
    <style:style style:name="T30" style:family="text">
      <style:text-properties fo:font-weight="normal" officeooo:rsid="01073dea" style:font-weight-asian="normal" style:font-weight-complex="normal"/>
    </style:style>
    <style:style style:name="T31" style:family="text">
      <style:text-properties fo:font-weight="normal" officeooo:rsid="010a6816" style:font-weight-asian="normal" style:font-weight-complex="normal"/>
    </style:style>
    <style:style style:name="T32" style:family="text">
      <style:text-properties fo:font-weight="normal" officeooo:rsid="010b6116" style:font-weight-asian="normal" style:font-weight-complex="normal"/>
    </style:style>
    <style:style style:name="T33" style:family="text">
      <style:text-properties fo:font-weight="normal" officeooo:rsid="010e928b" style:font-weight-asian="normal" style:font-weight-complex="normal"/>
    </style:style>
    <style:style style:name="T34" style:family="text">
      <style:text-properties fo:font-weight="normal" officeooo:rsid="01125792" style:font-weight-asian="normal" style:font-weight-complex="normal"/>
    </style:style>
    <style:style style:name="T35" style:family="text">
      <style:text-properties fo:color="#00677c"/>
    </style:style>
    <style:style style:name="T36" style:family="text">
      <style:text-properties fo:color="#00677c" fo:font-weight="bold"/>
    </style:style>
    <style:style style:name="T37" style:family="text">
      <style:text-properties fo:color="#00677c" fo:font-weight="bold" fo:background-color="#ffffff" loext:char-shading-value="0"/>
    </style:style>
    <style:style style:name="T38" style:family="text">
      <style:text-properties fo:color="#00677c" fo:font-style="italic"/>
    </style:style>
    <style:style style:name="T39" style:family="text">
      <style:text-properties fo:color="#00677c" fo:font-style="italic" fo:font-weight="bold"/>
    </style:style>
    <style:style style:name="T40" style:family="text">
      <style:text-properties fo:color="#00677c" fo:font-style="italic" fo:font-weight="bold" fo:background-color="#ffffff" loext:char-shading-value="0"/>
    </style:style>
    <style:style style:name="T41" style:family="text">
      <style:text-properties fo:color="#00677c" fo:font-weight="normal" officeooo:rsid="00f7be5c" style:font-weight-asian="normal" style:font-weight-complex="normal"/>
    </style:style>
    <style:style style:name="T42" style:family="text">
      <style:text-properties fo:color="#800000"/>
    </style:style>
    <style:style style:name="T43" style:family="text">
      <style:text-properties officeooo:rsid="0102058b"/>
    </style:style>
    <style:style style:name="T44" style:family="text">
      <style:text-properties officeooo:rsid="010358e0"/>
    </style:style>
    <style:style style:name="T45" style:family="text">
      <style:text-properties fo:color="#000080"/>
    </style:style>
    <style:style style:name="T46" style:family="text">
      <style:text-properties officeooo:rsid="010cf5de"/>
    </style:style>
    <style:style style:name="T47" style:family="text">
      <style:text-properties style:use-window-font-color="true" officeooo:rsid="010cf5de"/>
    </style:style>
    <style:style style:name="T48" style:family="text">
      <style:text-properties fo:color="#bdb76b" officeooo:rsid="00f55b70"/>
    </style:style>
    <style:style style:name="T49" style:family="text">
      <style:text-properties fo:color="#bdb76b" fo:font-weight="normal" officeooo:rsid="00f55b70" style:font-weight-asian="normal" style:font-weight-complex="normal"/>
    </style:style>
    <style:style style:name="T50" style:family="text">
      <style:text-properties fo:color="#4682b4" officeooo:rsid="00f71d51"/>
    </style:style>
    <style:style style:name="T51" style:family="text">
      <style:text-properties fo:color="#4682b4" fo:font-weight="normal" officeooo:rsid="00f71d51" style:font-weight-asian="normal" style:font-weight-complex="normal"/>
    </style:style>
    <style:style style:name="T52" style:family="text">
      <style:text-properties fo:color="#ff1493" officeooo:rsid="00f71d51"/>
    </style:style>
    <style:style style:name="T53" style:family="text">
      <style:text-properties officeooo:rsid="010f918c"/>
    </style:style>
    <style:style style:name="T54" style:family="text">
      <style:text-properties fo:color="#ce5c00"/>
    </style:style>
    <style:style style:name="T55" style:family="text">
      <style:text-properties officeooo:rsid="0113e48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758_2164083074" text:style-name="Index_20_Link" text:visited-style-name="Index_20_Link">در کلاس‌های والد چندریختی ، مخرب را به صورت virtual تعریف کنید.<text:tab/>1</text:a></text:p>
          <text:p text:style-name="P28"><text:a xlink:type="simple" xlink:href="#__RefHeading___Toc583_716077056" text:style-name="Index_20_Link" text:visited-style-name="Index_20_Link">Factory چیست؟<text:tab/>4</text:a></text:p>
          <text:p text:style-name="P28"><text:a xlink:type="simple" xlink:href="#__RefHeading___Toc703_716077056" text:style-name="Index_20_Link" text:visited-style-name="Index_20_Link">Abstract class چیست؟<text:tab/>7</text:a></text:p>
        </text:index-body>
      </text:table-of-content>
      <text:h text:style-name="P29" text:outline-level="3"><text:bookmark-start text:name="__RefHeading___Toc1758_2164083074"/>در کلاس‌های والد چندریختی ، مخرب را به صورت virtual تعریف کنید.<text:bookmark-end text:name="__RefHeading___Toc1758_2164083074"/></text:h>
      <text:p text:style-name="P9">روش‌های زیادی <text:span text:style-name="T43">وجود داره</text:span> که <text:span text:style-name="T43">بتونیم</text:span> حساب کتاب زمان رو داشته باشیم، اما یک روش معقول این هست که یک کلاس base مثل TimeKeeper به همراه کلاس‌های مشتق شده ایجاد کنیم. <text:span text:style-name="T43">در تکه کد زیر همچین موردی رو نوشتیم:</text:span></text:p>
      <text:p text:style-name="codesection"><text:span text:style-name="T2">class</text:span><text:span text:style-name="T6"> </text:span><text:span text:style-name="T10">TimeKeeper</text:span></text:p>
      <text:p text:style-name="codesection">{</text:p>
      <text:p text:style-name="codesection"><text:span text:style-name="T2">public</text:span>:</text:p>
      <text:p text:style-name="codesection"><text:span text:style-name="T6"><text:s text:c="4"/></text:span><text:span text:style-name="T10">TimeKeeper</text:span>()<text:span text:style-name="T6"> </text:span>{}</text:p>
      <text:p text:style-name="codesection"><text:span text:style-name="T6"><text:s text:c="4"/></text:span>~<text:span text:style-name="T10">TimeKeeper</text:span>()<text:span text:style-name="T6"> </text:span>{}</text:p>
      <text:p text:style-name="codesection">};</text:p>
      <text:p text:style-name="codesection"><text:span text:style-name="T2">class</text:span><text:span text:style-name="T6"> </text:span><text:span text:style-name="T10">AtmoicClock</text:span>:<text:span text:style-name="T6"> </text:span><text:span text:style-name="T2">public</text:span><text:span text:style-name="T6"> </text:span><text:span text:style-name="T10">TimeKeeper</text:span>{};</text:p>
      <text:p text:style-name="codesection"><text:span text:style-name="T2">class</text:span><text:span text:style-name="T6"> </text:span><text:span text:style-name="T10">WaterClock</text:span>:<text:span text:style-name="T6"> </text:span><text:span text:style-name="T2">public</text:span><text:span text:style-name="T6"> </text:span><text:span text:style-name="T10">TimeKeeper</text:span>{};</text:p>
      <text:p text:style-name="codesection"><text:span text:style-name="T2">class</text:span><text:span text:style-name="T6"> </text:span><text:span text:style-name="T10">WristWatch</text:span>:<text:span text:style-name="T6"> </text:span><text:span text:style-name="T2">public</text:span><text:span text:style-name="T6"> </text:span><text:span text:style-name="T10">TimeKeeper</text:span>{};</text:p>
      <text:p text:style-name="P9"><text:span text:style-name="T43">کد باید به صورتی نوشته بشه که مشتری‌ها</text:span> هر وقت دوست داشتند به زمان دسترسی داشته باشند و نگران این نباشند که جزییات پیاده‌سازی به چه صورت است، در این صورت یک factory function (تابعی که اشاره‌گری از کلاس base به کلاس جدید مشتق شده رو برمیگردونه <text:span text:style-name="T43">در واقع همون</text:span>) می‌تونه برای برگرداندن یک اشاره‌گر به شیء timekeeping استفاده بشه<text:span text:style-name="T46">( پس دقت کنید که </text:span><text:span text:style-name="T47">getTimeKeeper یک factory function بود).</text:span></text:p>
      <text:p text:style-name="codesection"><text:span text:style-name="T6"><text:s text:c="4"/></text:span><text:span text:style-name="T10">TimeKeeper</text:span>*<text:span text:style-name="T6"> </text:span><text:span text:style-name="T16">getTimeKeeper</text:span>();<text:span text:style-name="T6"> <text:s/></text:span><text:span text:style-name="T1">//</text:span><text:span text:style-name="T6"> </text:span><text:span text:style-name="T1">returns</text:span><text:span text:style-name="T6"> </text:span><text:span text:style-name="T1">a</text:span><text:span text:style-name="T6"> </text:span><text:span text:style-name="T1">pointer</text:span><text:span text:style-name="T6"> </text:span><text:span text:style-name="T1">to</text:span><text:span text:style-name="T6"> </text:span><text:span text:style-name="T1">a</text:span><text:span text:style-name="T6"> </text:span><text:span text:style-name="T1">dynamically</text:span><text:span text:style-name="T6"> </text:span><text:span text:style-name="T1">allocated</text:span></text:p>
      <text:p text:style-name="codesection"><text:span text:style-name="T6"><text:s text:c="56"/></text:span><text:span text:style-name="T1">//</text:span><text:span text:style-name="T6"> </text:span><text:span text:style-name="T1">object</text:span><text:span text:style-name="T6"> </text:span><text:span text:style-name="T1">of</text:span><text:span text:style-name="T6"> </text:span><text:span text:style-name="T1">a</text:span><text:span text:style-name="T6"> </text:span><text:span text:style-name="T1">class</text:span><text:span text:style-name="T6"> </text:span><text:span text:style-name="T1">derived</text:span><text:span text:style-name="T6"> </text:span><text:span text:style-name="T1">from</text:span><text:span text:style-name="T6"> </text:span><text:span text:style-name="T1">TimeKeeper</text:span></text:p>
      <text:p text:style-name="P1">همانطور که می‌دانید چون آبجکت به صورت داینامیک تعریف شده، شیء‌ای که از getTimeKeeper برگشت داده شده روی heap بوده، بنابراین برای این که از نشت حافظه و <text:span text:style-name="T46">هدر رفت</text:span> سای<text:span text:style-name="T46">ر</text:span> منابع جلوگیری کنیم، این خیلی مهمه که هر شیء‌ که به این شکل هست delete بشه:</text:p>
      <text:p text:style-name="codesection"><text:span text:style-name="T6"><text:s text:c="4"/></text:span><text:span text:style-name="T10">TimeKeeper</text:span><text:span text:style-name="T6"> </text:span>*<text:span text:style-name="T16">ptk</text:span>=<text:span text:style-name="T16">getTimeKeeper</text:span>();<text:span text:style-name="T6"> <text:s/></text:span><text:span text:style-name="T1">//get</text:span><text:span text:style-name="T6"> </text:span><text:span text:style-name="T1">dynamically</text:span><text:span text:style-name="T6"> </text:span><text:span text:style-name="T1">allocated</text:span><text:span text:style-name="T6"> </text:span><text:span text:style-name="T1">object</text:span><text:span text:style-name="T6"> </text:span><text:span text:style-name="T1">from</text:span><text:span text:style-name="T6"> </text:span><text:span text:style-name="T1">TimeKeeper</text:span></text:p>
      <text:p text:style-name="codesection"><text:span text:style-name="T6"><text:s text:c="38"/></text:span><text:span text:style-name="T1">//hierachy</text:span></text:p>
      <text:p text:style-name="codesection"><text:span text:style-name="T6"><text:s text:c="4"/></text:span><text:span text:style-name="T1">//....</text:span><text:span text:style-name="T6"> </text:span><text:span text:style-name="T1">use</text:span><text:span text:style-name="T6"> </text:span><text:span text:style-name="T1">it</text:span></text:p>
      <text:p text:style-name="codesection"><text:soft-page-break/><text:s text:c="4"/></text:p>
      <text:p text:style-name="codesection"><text:span text:style-name="T6"><text:s text:c="4"/></text:span><text:span text:style-name="T2">delete</text:span><text:span text:style-name="T6"> </text:span><text:span text:style-name="T16">ptk</text:span>;<text:span text:style-name="T6"> <text:s/></text:span><text:span text:style-name="T1">//release</text:span><text:span text:style-name="T6"> </text:span><text:span text:style-name="T1">it</text:span><text:span text:style-name="T6"> </text:span><text:span text:style-name="T1">to</text:span><text:span text:style-name="T6"> </text:span><text:span text:style-name="T1">avoid</text:span><text:span text:style-name="T6"> </text:span><text:span text:style-name="T1">resource</text:span><text:span text:style-name="T6"> </text:span><text:span text:style-name="T1">leak</text:span></text:p>
      <text:p text:style-name="P2"><text:span text:style-name="T18">آیتم ۱۳ نشان میدهد که انتظار </text:span><text:span text:style-name="T48">delete</text:span><text:span text:style-name="T18"> کردن همچین چیزایی از مشتری خیلی خطرناکه:)، و آیتم ۱۸ نشان میدهد که چطور رابط factory function رو می‌توان تغییر داد تا از خطاهای رایجی که مشتری میگیرد جلوگیری شود، اما چنین چیزی الان اولویت نداره، توی این آیتم ما به دنبال پیدا کردن یک راه حل برای یک ضعف بنیادی از کد بالا هستیم: حتی اگه مشتری همه چیز رو درست انجام بده، هیچ تضمینی وجود نداره که بدونیم برنامه چطور کار خواهد کرد.</text:span></text:p>
      <text:p text:style-name="P12"><text:span text:style-name="T19">مشکل اینجاست که </text:span><text:span text:style-name="T50">getTimeKeeper</text:span><text:span text:style-name="T19"> یک پوینتر به شیء کلاس مشتق شده برمیگرداند(مثلا </text:span><text:span text:style-name="T52">AtmicClock</text:span><text:span text:style-name="T19">)، که این شیء توسط اشاره‌گر کلاس base می‌تواند </text:span><text:span text:style-name="T48">delete</text:span><text:span text:style-name="T19"> شود <text:s text:c="22"/>(یعنی اشاره‌گر </text:span><text:span text:style-name="T14">TimeKeeper</text:span><text:span text:style-name="T20">)</text:span><text:span text:style-name="T23">، و کلاس base (یعنی </text:span><text:span text:style-name="T14">TimeKeeper</text:span><text:span text:style-name="T23">) مخرب non-virtual ندارد. این شرایط باعث بروز یک فاجعه خواهد شد، چون در ++C وقتی کلاس فرزند رو از طریق اشاره‌گر به کلاس والد </text:span><text:span text:style-name="T49">delete</text:span><text:span text:style-name="T23"> می‌کنیم، و مخرب کلاس والد نیز به صورت non-virtual باشد، نتیجه‌ اجرای کد نامشخص خواهد بود. </text:span><text:span text:style-name="T33">عموما در صورت داشتن شرایط قبلی، در هنگام اجرای برنامه، قسمت مشتق شده از حافظه پاک نمیشه.</text:span><text:span text:style-name="T23"> </text:span><text:span text:style-name="T22">اگر </text:span><text:span text:style-name="T51">getTimeKeeper</text:span><text:span text:style-name="T22"> یک اشاره‌گر به شیء </text:span><text:span text:style-name="T11">AtmoicClock</text:span><text:span text:style-name="T22"> برگردونه، قسمت </text:span><text:span text:style-name="T11">AtmoicClock</text:span><text:span text:style-name="T22"> از شیء(یعنی، داده‌ی عضو که در کلاس </text:span><text:span text:style-name="T11">AtmoicClock</text:span><text:span text:style-name="T22"> اعلان شده) احتمالا destroy نخواهد شد، یا اصلا مخرب </text:span><text:span text:style-name="T11">AtmoicClock</text:span><text:span text:style-name="T22"> هرگز اجرا نخواهد شد. اگر چه، قسمت base class (یعنی قسمتی که به TimeKeeper مربوطه)معمولا destroy میشه، بنابراین منجر به حذف قسمتی از داده‌های یک شیء میشه. این یک روش خیلی عالی توی نشت منابع هست، از بین رفتن ساختمان داده، و در نتیجه کلی زمان برای دیباگ کردن کد از شما خواهد گرفت. راه حل رفع کردن این مشکل خیلی ساده است: توی کلاس base یک مخرب virtual اضافه کنیم. در این صورت حذف کردن شیء از کلاس مشتق شده دقیقا همان چیزی خواهد بود که شما می‌خواهید. در این صورت همه‌ی شیء حذف خواهد شد، که شامل همه‌ی قسمت‌های کلاس مشتق شده نیز خواهد شد.</text:span></text:p>
      <text:p text:style-name="codesection"><text:span text:style-name="T4">class</text:span><text:span text:style-name="T8"> </text:span><text:span text:style-name="T14">TimeKeeper</text:span></text:p>
      <text:p text:style-name="codesection">{</text:p>
      <text:p text:style-name="codesection"><text:span text:style-name="T2">public</text:span>:</text:p>
      <text:p text:style-name="codesection"><text:span text:style-name="T6"><text:s text:c="4"/></text:span><text:span text:style-name="T37">TimeKeeper</text:span>()<text:span text:style-name="T6"> </text:span>{}</text:p>
      <text:p text:style-name="codesection"><text:span text:style-name="T6"><text:s text:c="4"/></text:span><text:span text:style-name="T2">virtual</text:span><text:span text:style-name="T6"> </text:span>~<text:span text:style-name="T40">TimeKeeper</text:span>()<text:span text:style-name="T6"> </text:span>{}</text:p>
      <text:p text:style-name="codesection">};</text:p>
      <text:p text:style-name="codesection"/>
      <text:p text:style-name="codesection"/>
      <text:p text:style-name="codesection"><text:span text:style-name="T8"><text:s text:c="4"/></text:span><text:span text:style-name="T11">TimeKeeper</text:span><text:span text:style-name="T8"> </text:span><text:span text:style-name="T22">*</text:span><text:span text:style-name="T17">ptk</text:span><text:span text:style-name="T8"> </text:span><text:span text:style-name="T22">=</text:span><text:span text:style-name="T8"> </text:span><text:span text:style-name="T41">getTimeKeeper</text:span><text:span text:style-name="T22">();</text:span></text:p>
      <text:p text:style-name="codesection"><text:span text:style-name="T6"><text:s text:c="4"/></text:span><text:span text:style-name="T2">delete</text:span><text:span text:style-name="T6"> </text:span><text:span text:style-name="T16">ptk</text:span>;<text:span text:style-name="T6"> </text:span><text:span text:style-name="T1">//now</text:span><text:span text:style-name="T6"> </text:span><text:span text:style-name="T1">behaves</text:span><text:span text:style-name="T6"> </text:span><text:span text:style-name="T1">correctly</text:span></text:p>
      <text:p text:style-name="P6"><text:span text:style-name="T22">ک</text:span><text:span text:style-name="T21">لاس‌های base ای مانند TimeKeeper عموما دارای توابع virtual دیگری غیر این مخربی که گفتیم هستند، چرا که هدف توابع virtual این هست که اجازه‌ی سفارشی سازی به کلاس‌های مشتق شده رو </text:span><text:soft-page-break/><text:span text:style-name="T21">بدیم(برای جزییات بیشتر آیتم ۳۴ رو ببینید). به طور مثال، TimeKeeper ممکن است تابع virtual ای به نام getCurrentTime داشته باشد، که توی کلاس‌های مشتق شده ممکن است پیاده‌سازی‌های متفاوتی داشته باشد. هر کلاس با توابع virtual حتما باید مخرب virtual نیز داشته باشد.</text:span></text:p>
      <text:p text:style-name="P3"><text:span text:style-name="T22">ا</text:span><text:span text:style-name="T24">گر یک کلاس حاوی توابع virtual نباشد، معمولا نشانه‌ی این است که قرار نیست این کلاس به عنوان کلاس base استفاده شود. وقتی یک کلاس قرار نیست به عنوان کلاس base استفاده شود، این که مخرب رو به صورت virtual استفاده کنیم معمولا ایده‌ی بدی است. یک کلاس را در نظر بگیرید که برای بیان نقاط در دو بعد استفاده می‌شود:</text:span></text:p>
      <text:p text:style-name="codesection"><text:span text:style-name="T4">class</text:span><text:span text:style-name="T8"> </text:span><text:span text:style-name="T14">Point</text:span></text:p>
      <text:p text:style-name="codesection">{</text:p>
      <text:p text:style-name="codesection"><text:span text:style-name="T2">public</text:span>:</text:p>
      <text:p text:style-name="codesection"><text:span text:style-name="T6"><text:s text:c="4"/></text:span><text:span text:style-name="T36">Point</text:span>(<text:span text:style-name="T2">int</text:span><text:span text:style-name="T6"> </text:span><text:span text:style-name="T16">xCoord</text:span>,<text:span text:style-name="T2">int</text:span><text:span text:style-name="T6"> </text:span><text:span text:style-name="T16">yCoord</text:span>);</text:p>
      <text:p text:style-name="codesection"><text:span text:style-name="T6"><text:s text:c="4"/></text:span>~<text:span text:style-name="T36">Point</text:span>();</text:p>
      <text:p text:style-name="codesection"><text:s text:c="4"/></text:p>
      <text:p text:style-name="codesection"><text:span text:style-name="T2">private</text:span>:</text:p>
      <text:p text:style-name="codesection"><text:span text:style-name="T6"><text:s text:c="4"/></text:span><text:span text:style-name="T2">int</text:span><text:span text:style-name="T6"> </text:span><text:span text:style-name="T42">x</text:span>,<text:span text:style-name="T6"> </text:span><text:span text:style-name="T42">y</text:span>;</text:p>
      <text:p text:style-name="codesection">};</text:p>
      <text:p text:style-name="P3"><text:span text:style-name="T22">ا</text:span><text:span text:style-name="T24">گر int به اندازه‌ی 32bit حافظه اشغال کند، شیء Point می‌تواند عموما روی یک رجیستر 64 بیتی جا بگیرد. علاوه بر این، </text:span><text:span text:style-name="T25">چنین شیء می‌تواند به عنوان یک حافظه 64 بیتی به توابع در سایز کلاس‌ها پاس داده شود، مثل C و FORTRAN . اگر مخرب Point به صورت Virtual بود، شرایط کاملا تغییر پیدا می‌کرد.</text:span></text:p>
      <text:p text:style-name="P8">نحوه‌ی پیاده‌سازی توابع virtual باعث میشه که شیء نیازمند حمل اطلاعات در هنگام runtime <text:s/>بشه <text:span text:style-name="T53">تا بشه </text:span>تعیین کرد کدوم تابع virtual توی runtime <text:span text:style-name="T53">قراره</text:span> invoke بشه. این اطلاعات معمولا به فرم یک اشاره‌گر به <text:span text:style-name="T53">نام</text:span> vptr هستند(virtual table pointer). اشاره‌گر vptr به یک آرایه از فانکشن‌ها اشاره می‌کند که vtbl نامیده می‌شود(virtual table). هر کلاس با توابع virtual دارای vtbl همراه خواهد بود. وقتی یک تابع virtual بر روی یک شیء invoke میشه، تابعی که واقعا صدا زده میشه توسط دنبال کردن vptr به vtbl و سپس جستجوی اشاره‌گر تابع مناسب در vtbl پیدا میشه.</text:p>
      <text:p text:style-name="P4"><text:span text:style-name="T25">ج</text:span><text:span text:style-name="T26">زییات نحوه‌ی پیاده‌سازی توابع virtual واقعا مهم نیست. چیزی که مهمه این هست که اگه کلاس Point تو خودش توابع virtual داشته باشه، شیء‌ از نوع Point افزایش سایز خواهد داشت. روی یک معماری ۳۲ بیتی، این اشیاء از 64 بیت هم عبور خواهند کرد(۶۴ بیت به خاطر وجود دو تا int) و به 96 بیت خواهند رسید(چون یک int یعنی vptr اضافه شده است)، اما بر روی یک معماری ۶۴ بیتی ممکن است که از 64 بیت به 128 بیت برسند، چون که اشاره‌گر روی چنین سیستم‌هایی 64 بیتی است. با اضافه شدن vptr به Point اندازه‌ی شیء ۱۰۰ درصد اضافه شد. در این صورت دیگه یک Point نمی‌تونه روی یک رجیستر ۶۴ بیتی جا بگیره. علاوه بر این، دیگه شیء ++C شبیه ساختار structure </text:span><text:soft-page-break/><text:span text:style-name="T26">اعلان شده در یک زبان دیگر مثل C نخواهد بود، چون زبان‌های دیگر فاقد vptr هستند. در نتیجه، دیگه قادر نخواهیم بود که Point رو برای زبان‌های دیگه ارسال کنیم.</text:span></text:p>
      <text:p text:style-name="P5"><text:span text:style-name="T26">ذ</text:span><text:span text:style-name="T28">کر این نکته خالی از لطف نیست که اعلان همه‌ی مخرب‌گر‌ها به صورت virtual به همان اندازه‌ی اعلان به صورت non-virtual اشتباهه. در حقیقت: </text:span><text:span text:style-name="T27">“ وقتی باید از virtual destructor استفاده شود که کلاس دارای حداقل یک تابع به صورت virtual باشد" .</text:span></text:p>
      <text:p text:style-name="P7"><text:span text:style-name="T26">ا</text:span><text:span text:style-name="T21">ین امکان وجود داره که مساله‌ی استفاده از non-virtual destructor حتی در صورتی که هیچ فانکشن virtual ای نداشته باشید هم گریبان‌تون رو بگیره. به طور مثال، string استاندارد هیچ تابع virtual‌ای ندارد، ولی برخی برنامه‌نویسان گمراه شده ممکنه از این کلاس به عنوان کلاس base استفاده کنند.</text:span></text:p>
      <text:p text:style-name="codesection"><text:span text:style-name="T2">class</text:span><text:span text:style-name="T6"> </text:span><text:span text:style-name="T12">SpecialString</text:span>:<text:span text:style-name="T6"> </text:span><text:span text:style-name="T2">public</text:span><text:span text:style-name="T6"> </text:span><text:span text:style-name="T10">std</text:span>::<text:span text:style-name="T10">string</text:span><text:span text:style-name="T6"> </text:span><text:span text:style-name="T1">//</text:span><text:span text:style-name="T6"> </text:span><text:span text:style-name="T1">bad</text:span><text:span text:style-name="T6"> </text:span><text:span text:style-name="T1">idea!</text:span></text:p>
      <text:p text:style-name="codesection"><text:span text:style-name="T6"><text:s text:c="26"/></text:span><text:span text:style-name="T1">//has</text:span><text:span text:style-name="T6"> </text:span><text:span text:style-name="T1">a</text:span><text:span text:style-name="T6"> </text:span><text:span text:style-name="T1">non-virtual</text:span><text:span text:style-name="T6"> </text:span><text:span text:style-name="T1">destructor</text:span></text:p>
      <text:p text:style-name="codesection">{</text:p>
      <text:p text:style-name="codesection">};</text:p>
      <text:p text:style-name="P22">در نگاه اول، کد بالا ممکنه هیچ مشکلی نداشته باشه، ولی اگر یک جایی از برنامه یک اشاره‌گر به SpecialString رو به اشاره‌گری به string تبدیل کنید و اشاره‌گر string رو delete کنید، معلوم نخواهد بود که کد چطور رفتار خواهد کرد.</text:p>
      <text:p text:style-name="codesection"><text:span text:style-name="T6"><text:s text:c="4"/></text:span><text:span text:style-name="T10">SpecialString</text:span><text:span text:style-name="T6"> </text:span>*<text:span text:style-name="T16">pss</text:span>=<text:span text:style-name="T2">new</text:span><text:span text:style-name="T6"> </text:span><text:span text:style-name="T10">SpecialString</text:span>(<text:span text:style-name="T1">"Impending</text:span><text:span text:style-name="T6"> </text:span><text:span text:style-name="T1">Doom"</text:span>);</text:p>
      <text:p text:style-name="codesection"><text:span text:style-name="T6"><text:s text:c="4"/></text:span><text:span text:style-name="T10">std</text:span>::<text:span text:style-name="T10">string</text:span><text:span text:style-name="T6"> </text:span>*<text:span text:style-name="T16">ps</text:span>;</text:p>
      <text:p text:style-name="codesection"><text:span text:style-name="T6"><text:s text:c="4"/></text:span><text:span text:style-name="T16">ps</text:span>=<text:span text:style-name="T16">pss</text:span>;<text:span text:style-name="T6"> <text:s text:c="18"/></text:span><text:span text:style-name="T1">//SpecialString*</text:span><text:span text:style-name="T6"> </text:span><text:span text:style-name="T1">--&gt;</text:span><text:span text:style-name="T6"> </text:span><text:span text:style-name="T1">std::string*</text:span></text:p>
      <text:p text:style-name="codesection"><text:span text:style-name="T6"><text:s text:c="4"/></text:span><text:span text:style-name="T2">delete</text:span><text:span text:style-name="T6"> </text:span><text:span text:style-name="T16">ps</text:span>;<text:span text:style-name="T6"> <text:s text:c="3"/></text:span><text:span text:style-name="T1">//undefined!</text:span><text:span text:style-name="T6"> </text:span><text:span text:style-name="T1">in</text:span><text:span text:style-name="T6"> </text:span><text:span text:style-name="T1">practice,*ps's</text:span><text:span text:style-name="T6"> </text:span><text:span text:style-name="T1">Special</text:span><text:span text:style-name="T6"> </text:span><text:span text:style-name="T1">resources</text:span></text:p>
      <text:p text:style-name="codesection"><text:span text:style-name="T6"><text:s text:c="18"/></text:span><text:span text:style-name="T1">//</text:span><text:span text:style-name="T6"> </text:span><text:span text:style-name="T1">will</text:span><text:span text:style-name="T6"> </text:span><text:span text:style-name="T1">be</text:span><text:span text:style-name="T6"> </text:span><text:span text:style-name="T1">leaked,</text:span><text:span text:style-name="T6"> </text:span><text:span text:style-name="T1">becuase</text:span><text:span text:style-name="T6"> </text:span><text:span text:style-name="T1">the</text:span><text:span text:style-name="T6"> </text:span><text:span text:style-name="T1">SpeciaString</text:span><text:span text:style-name="T6"> </text:span><text:span text:style-name="T1">destructor</text:span></text:p>
      <text:p text:style-name="codesection"><text:span text:style-name="T6"><text:s text:c="18"/></text:span><text:span text:style-name="T1">//</text:span><text:span text:style-name="T6"> </text:span><text:span text:style-name="T1">won't</text:span><text:span text:style-name="T6"> </text:span><text:span text:style-name="T1">be</text:span><text:span text:style-name="T6"> </text:span><text:span text:style-name="T1">called.</text:span></text:p>
      <text:p text:style-name="P23">همین تحلیل در مورد همه‌ی کلاس‌های که virtual destructor ندارند درست است، که شامل همه‌ی container های STL مانند vector,list,set,tr1::unordered_map نیز هست. هر گاه شما مشتاق شدید که از این نگه‌دارنده‌ها و یا هر کلاس دیگری ارث‌بری کنید در صورتی که non-virtual destructor داشت، در مقابل خواسته‌تون مقاومت کنید.(متاسفانه ، در ++C هیچگونه‌ مکانیزمی برای مقابله با این چنین مشتقاتی وجود ندارد که در جاوا و #C وجود دارد).</text:p>
      <text:p text:style-name="P24">در برخی مواقع، نیاز داریم تا به یک کلاس یک pure virtual destructor بدیم. <text:span text:style-name="T55">به یاد بیاورید که </text:span></text:p>
      <text:p text:style-name="P18">Occasionally it can be convenient to give a class a pure virtual destructor.</text:p>
      <text:p text:style-name="P18">Recall that pure virtual functions result in abstract classes — classes that</text:p>
      <text:p text:style-name="P18">can't be instantiated (i.e., you can't create objects of that type). Sometimes,</text:p>
      <text:p text:style-name="P18"><text:soft-page-break/>however, you have a class that you'd like to be abstract, but you don't have</text:p>
      <text:p text:style-name="P18">any pure virtual functions. What to do? Well, because an abstract class is</text:p>
      <text:p text:style-name="P18">intended to be used as a base class, and because a base class should have a</text:p>
      <text:p text:style-name="P18">virtual destructor, and because a pure virtual function yields an abstract class,</text:p>
      <text:p text:style-name="P18">the solution is simple: declare a pure virtual destructor in the class you want</text:p>
      <text:p text:style-name="P18">to be abstract. Here's an example:</text:p>
      <text:p text:style-name="P17"/>
      <text:h text:style-name="P30" text:outline-level="3"><text:bookmark-start text:name="__RefHeading___Toc583_716077056"/>Factory چیست؟<text:bookmark-end text:name="__RefHeading___Toc583_716077056"/></text:h>
      <text:p text:style-name="P10"><text:span text:style-name="T44">طراحی factory در شرایطی مفید است که نیاز به ساخت اشیاء زیاد با تایپ‌های متفاوت هستیم، همه‌ی کلاس‌های مشتق شده از یک base هستند. متد factory یک متد برای ساختن اشیاء تعریف می‌کند که در آن یک زیر کلاس می‌تواند نوع کلاس ساخته شده را مشخص کند. بنابراین، در روش <text:s/>factory <text:s/>در لحظه اجرای کد، اطلاعاتی که هر شیء می‌خواهد را بهش پاس میدهد( به طور مثال، رشته‌ای که توسط کاربر گرفته می‌شود) و یک اشاره‌گر از کلاس base به نمونه‌ی جدید ساخته شده برمیگرداند. این روش در موقعیتی بهترین خروجی را میدهد که رابط base class به بهترین نحو طراحی شده باشد، بنابراین نیازی به case شیء برگردان شده نخواهیم داشت.</text:span></text:p>
      <text:p text:style-name="P14">مشکلی که برای طراحی خواهیم داشت چیست؟</text:p>
      <text:p text:style-name="P11"><text:span text:style-name="T29">ما می‌خواهیم که در هنگام اجرای برنامه تصمیم بگیریم که بر اساس اطلاعات برنامه و یا user چه شیء‌ای باید ساخته شود. خب در هنگام نوشتن کد ما که نمی‌دونیم که user چه اطلاعاتی را وارد خواهد کرد در این صورت چطور باید کد این را بنویسیم.</text:span></text:p>
      <text:p text:style-name="P15"><text:span text:style-name="T29">ر</text:span><text:span text:style-name="T21">اه حل!!</text:span></text:p>
      <text:p text:style-name="P13"><text:span text:style-name="T21">یک رابط برای ساخت شیء طراحی می‌کنیم، و اجازه میدهیم که رابط تصمیم بگیرد که کدوم کلاس باید ساخته شود. </text:span></text:p>
      <text:p text:style-name="P13"><text:span text:style-name="T21">در مثالی که در ادامه آورده‌ایم، </text:span><text:span text:style-name="T30">روش factory برای ساخت شیء laptop و desktop در runtime استفاده می‌شود. اجازه بدهید یک کلاس base به نام computer تعریف کنیم، که یک کلاس تجریدی base هست(به عنوان رابط) و کلاس‌های مشتق شده Laptop و Desktop هستند.</text:span></text:p>
      <text:p text:style-name="codesection"><text:span text:style-name="T5">class</text:span><text:span text:style-name="T9"> </text:span><text:span text:style-name="T15">Computer</text:span></text:p>
      <text:p text:style-name="codesection">{</text:p>
      <text:p text:style-name="codesection"><text:span text:style-name="T2">public</text:span>:</text:p>
      <text:p text:style-name="codesection"><text:soft-page-break/><text:span text:style-name="T6"><text:s text:c="4"/></text:span><text:span text:style-name="T2">virtual</text:span><text:span text:style-name="T6"> </text:span><text:span text:style-name="T2">void</text:span><text:span text:style-name="T6"> </text:span><text:span text:style-name="T39">run</text:span>()=<text:span text:style-name="T45">0</text:span>;</text:p>
      <text:p text:style-name="codesection"><text:span text:style-name="T6"><text:s text:c="4"/></text:span><text:span text:style-name="T2">virtual</text:span><text:span text:style-name="T6"> </text:span><text:span text:style-name="T2">void</text:span><text:span text:style-name="T6"> </text:span><text:span text:style-name="T39">stop</text:span>()=<text:span text:style-name="T45">0</text:span>;</text:p>
      <text:p text:style-name="codesection"><text:span text:style-name="T6"><text:s text:c="4"/></text:span><text:span text:style-name="T2">virtual</text:span><text:span text:style-name="T6"> </text:span>~<text:span text:style-name="T39">Computer</text:span>(){}</text:p>
      <text:p text:style-name="codesection">};</text:p>
      <text:p text:style-name="codesection"><text:span text:style-name="T2">class</text:span><text:span text:style-name="T6"> </text:span><text:span text:style-name="T12">Laptop</text:span>:<text:span text:style-name="T6"> </text:span><text:span text:style-name="T2">public</text:span><text:span text:style-name="T6"> </text:span><text:span text:style-name="T10">Computer</text:span></text:p>
      <text:p text:style-name="codesection">{</text:p>
      <text:p text:style-name="codesection"><text:span text:style-name="T2">public</text:span>:</text:p>
      <text:p text:style-name="codesection"><text:span text:style-name="T6"><text:s text:c="4"/></text:span><text:span text:style-name="T2">void</text:span><text:span text:style-name="T6"> </text:span><text:span text:style-name="T39">run</text:span>()<text:span text:style-name="T6"> </text:span><text:span text:style-name="T2">override</text:span><text:span text:style-name="T6"> <text:s/></text:span>{<text:span text:style-name="T42">m_Hibernating</text:span><text:span text:style-name="T6"> </text:span>=<text:span text:style-name="T6"> </text:span><text:span text:style-name="T2">false</text:span>;}</text:p>
      <text:p text:style-name="codesection"><text:span text:style-name="T6"><text:s text:c="4"/></text:span><text:span text:style-name="T2">void</text:span><text:span text:style-name="T6"> </text:span><text:span text:style-name="T39">stop</text:span>()<text:span text:style-name="T6"> </text:span><text:span text:style-name="T2">override</text:span><text:span text:style-name="T6"> </text:span>{<text:span text:style-name="T42">m_Hibernating</text:span><text:span text:style-name="T6"> </text:span>=<text:span text:style-name="T6"> </text:span><text:span text:style-name="T2">true</text:span>;}</text:p>
      <text:p text:style-name="codesection"><text:span text:style-name="T6"><text:s text:c="4"/></text:span><text:span text:style-name="T2">virtual</text:span><text:span text:style-name="T6"> </text:span>~<text:span text:style-name="T39">Laptop</text:span>(){}<text:span text:style-name="T6"> <text:s text:c="6"/></text:span><text:span text:style-name="T1">//</text:span><text:span text:style-name="T6"> </text:span><text:span text:style-name="T1">becuase</text:span><text:span text:style-name="T6"> </text:span><text:span text:style-name="T1">we</text:span><text:span text:style-name="T6"> </text:span><text:span text:style-name="T1">have</text:span><text:span text:style-name="T6"> </text:span><text:span text:style-name="T1">virtual</text:span><text:span text:style-name="T6"> </text:span><text:span text:style-name="T1">functions,</text:span><text:span text:style-name="T6"> </text:span><text:span text:style-name="T1">we</text:span><text:span text:style-name="T6"> </text:span><text:span text:style-name="T1">need</text:span><text:span text:style-name="T6"> </text:span><text:span text:style-name="T1">virtual</text:span><text:span text:style-name="T6"> </text:span><text:span text:style-name="T1">destructor</text:span></text:p>
      <text:p text:style-name="codesection"><text:span text:style-name="T2">private</text:span>:</text:p>
      <text:p text:style-name="codesection"><text:span text:style-name="T6"><text:s text:c="4"/></text:span><text:span text:style-name="T2">bool</text:span><text:span text:style-name="T6"> </text:span><text:span text:style-name="T42">m_Hibernating</text:span>;</text:p>
      <text:p text:style-name="codesection">};</text:p>
      <text:p text:style-name="codesection"><text:span text:style-name="T2">class</text:span><text:span text:style-name="T6"> </text:span><text:span text:style-name="T12">Desktop</text:span><text:span text:style-name="T6"> </text:span>:<text:span text:style-name="T6"> </text:span><text:span text:style-name="T2">public</text:span><text:span text:style-name="T6"> </text:span><text:span text:style-name="T10">Computer</text:span></text:p>
      <text:p text:style-name="codesection">{</text:p>
      <text:p text:style-name="codesection"><text:span text:style-name="T2">public</text:span>:</text:p>
      <text:p text:style-name="codesection"><text:span text:style-name="T6"><text:s text:c="4"/></text:span><text:span text:style-name="T2">void</text:span><text:span text:style-name="T6"> </text:span><text:span text:style-name="T39">run</text:span>()<text:span text:style-name="T6"> </text:span><text:span text:style-name="T2">override</text:span><text:span text:style-name="T6"> </text:span>{<text:span text:style-name="T42">m_ON</text:span>=<text:span text:style-name="T2">true</text:span>;}</text:p>
      <text:p text:style-name="codesection"><text:span text:style-name="T6"><text:s text:c="4"/></text:span><text:span text:style-name="T2">void</text:span><text:span text:style-name="T6"> </text:span><text:span text:style-name="T39">stop</text:span>()<text:span text:style-name="T6"> </text:span><text:span text:style-name="T2">override</text:span>{<text:span text:style-name="T42">m_ON</text:span>=<text:span text:style-name="T2">false</text:span>;}</text:p>
      <text:p text:style-name="codesection"><text:span text:style-name="T6"><text:s text:c="4"/></text:span><text:span text:style-name="T2">virtual</text:span><text:span text:style-name="T6"> </text:span>~<text:span text:style-name="T39">Desktop</text:span>(){}</text:p>
      <text:p text:style-name="codesection"><text:span text:style-name="T2">private</text:span>:</text:p>
      <text:p text:style-name="codesection"><text:span text:style-name="T6"><text:s text:c="4"/></text:span><text:span text:style-name="T2">bool</text:span><text:span text:style-name="T6"> </text:span><text:span text:style-name="T42">m_ON</text:span>;</text:p>
      <text:p text:style-name="codesection">};</text:p>
      <text:p text:style-name="P16"><text:span text:style-name="T30">ک</text:span><text:span text:style-name="T21">لاس زیر برای تصمیم گیری در این مورد ساخته شده است.</text:span></text:p>
      <text:p text:style-name="codesection"><text:span text:style-name="T2">class</text:span><text:span text:style-name="T6"> </text:span><text:span text:style-name="T12">ComputerFactory</text:span></text:p>
      <text:p text:style-name="codesection">{</text:p>
      <text:p text:style-name="codesection"><text:span text:style-name="T2">public</text:span>:</text:p>
      <text:p text:style-name="codesection"><text:span text:style-name="T6"><text:s text:c="4"/></text:span><text:span text:style-name="T2">static</text:span><text:span text:style-name="T6"> </text:span><text:span text:style-name="T10">Computer</text:span><text:span text:style-name="T6"> </text:span>*<text:span text:style-name="T36">NewComputer</text:span>(<text:span text:style-name="T2">const</text:span><text:span text:style-name="T6"> </text:span><text:span text:style-name="T10">std</text:span>::<text:span text:style-name="T10">string</text:span><text:span text:style-name="T6"> </text:span>&amp;<text:span text:style-name="T16">description</text:span>)</text:p>
      <text:p text:style-name="codesection"><text:span text:style-name="T6"><text:s text:c="4"/></text:span>{</text:p>
      <text:p text:style-name="codesection"><text:span text:style-name="T6"><text:s text:c="8"/></text:span><text:span text:style-name="T2">if</text:span>(<text:span text:style-name="T16">description</text:span><text:span text:style-name="T35">==</text:span><text:span text:style-name="T1">"laptop"</text:span>)</text:p>
      <text:p text:style-name="codesection"><text:span text:style-name="T6"><text:s text:c="12"/></text:span><text:span text:style-name="T2">return</text:span><text:span text:style-name="T6"> </text:span><text:span text:style-name="T2">new</text:span><text:span text:style-name="T6"> </text:span><text:span text:style-name="T10">Laptop</text:span>;</text:p>
      <text:p text:style-name="codesection"><text:span text:style-name="T6"><text:s text:c="8"/></text:span><text:span text:style-name="T2">if</text:span>(<text:span text:style-name="T16">description</text:span><text:span text:style-name="T35">==</text:span><text:span text:style-name="T1">"desktop"</text:span>)</text:p>
      <text:p text:style-name="codesection"><text:span text:style-name="T6"><text:s text:c="12"/></text:span><text:span text:style-name="T2">return</text:span><text:span text:style-name="T6"> </text:span><text:span text:style-name="T2">new</text:span><text:span text:style-name="T6"> </text:span><text:span text:style-name="T10">Desktop</text:span>;</text:p>
      <text:p text:style-name="codesection"><text:span text:style-name="T6"><text:s text:c="8"/></text:span><text:span text:style-name="T2">return</text:span><text:span text:style-name="T6"> </text:span><text:span text:style-name="T2">nullptr</text:span>;</text:p>
      <text:p text:style-name="codesection"><text:span text:style-name="T6"><text:s text:c="4"/></text:span>}</text:p>
      <text:p text:style-name="codesection">};</text:p>
      <text:p text:style-name="codesection"/>
      <text:p text:style-name="P21"><text:soft-page-break/><text:span text:style-name="T29">ب</text:span><text:span text:style-name="T21">یایید مزیت این طراحی را با همدیگه آنالیز کنیم. اول این که، چنین طراحی‌ای مزیت کامپایلی داره. اگر ما رابط Computer و factory را به هدر فایل دیگری منتقل کنیم، می‌توانیم پیاده‌سازی NewComputer را به یک فایل پیاده‌سازی دیگر منتقل کنیم. در این صورت پیاده‌سازی تابع <text:s text:c="10"/>()NewComputer تنها کلاسی است که نیاز به اطلاعات در مورد کلاس‌های مشتق شده دارد. بنابراین، اگر </text:span><text:span text:style-name="T31">هر تغییری بر روی کلاس‌های مشتق شده از Computer انجام پذیرد، تنها فایلی که نیاز به کامپایل دوباره دارد NewComputer است. هر کسی که از factory استفاده می‌کند تنها باید نگران رابط باشد، که در طول اجرای برنامه هم ثابت است.</text:span></text:p>
      <text:p text:style-name="P20"><text:span text:style-name="T29">ه</text:span><text:span text:style-name="T31">مچنین، اگر نیازی به اضافه کردن یک کلاس داشته باشیم</text:span><text:span text:style-name="T32">، و کاربر برای اشیایی که می‌خواد از رابط استفاده کنه، کدی که factory رو فراخوانی می‌کنه نیازی به تغییر نداره. کدی که از factory استفاده می‌کنه تنها یک رشته به رابط میده و شیء رو پس میگیره، و این موضوع اجازه میده که تایپ‌های جدید رو توسط همین factory پیاده‌سازی کنیم.</text:span></text:p>
      <text:p text:style-name="P20"><text:span text:style-name="T32"/></text:p>
      <text:p text:style-name="P20"><text:span text:style-name="T32"/></text:p>
      <text:h text:style-name="Heading_20_3" text:outline-level="3"><text:bookmark-start text:name="__RefHeading___Toc703_716077056"/><text:span text:style-name="T32">A</text:span><text:span text:style-name="T21">bstract class چیست؟</text:span><text:bookmark-end text:name="__RefHeading___Toc703_716077056"/></text:h>
      <text:p text:style-name="P25"><text:span text:style-name="T21">یک کلاس abstract کلاسی است که برای این طراحی شده که به عنوان base class استفاده شود. یک abstract class حداقل یک pure virtual function خواهد داشت. شما می‌توانید چنین تابعی را با استفاده از pure specifier(=0) در اعلان عضو virtual ایجاد کنید.</text:span></text:p>
      <text:p text:style-name="codesection"><text:span text:style-name="T3">class</text:span><text:span text:style-name="T7"> </text:span><text:span text:style-name="T13">AB</text:span><text:span text:style-name="T21">{</text:span></text:p>
      <text:p text:style-name="codesection"><text:span text:style-name="T2">public</text:span>:</text:p>
      <text:p text:style-name="codesection"><text:span text:style-name="T6"><text:s text:c="4"/></text:span><text:span text:style-name="T2">virtual</text:span><text:span text:style-name="T6"> </text:span><text:span text:style-name="T2">void</text:span><text:span text:style-name="T6"> </text:span><text:span text:style-name="T39">f</text:span>()=<text:span text:style-name="T45">0</text:span>;</text:p>
      <text:p text:style-name="codesection">};</text:p>
      <text:p text:style-name="P25"><text:span text:style-name="T21">در اینجا، AB::f یک pure virtual function خواهد بود. یک فانشکن pure نمی‌تواند هم اعلان داشته باشد هم تعریف. به طور مثال، کامپایلر هرگز اجازه‌ی کامپایل کد زیر را نخواهد داد.</text:span></text:p>
      <text:p text:style-name="codesection"><text:span text:style-name="T3">struct</text:span><text:span text:style-name="T7"> </text:span><text:span text:style-name="T13">A</text:span><text:span text:style-name="T21">{</text:span></text:p>
      <text:p text:style-name="codesection"><text:span text:style-name="T6"><text:s text:c="4"/></text:span><text:span text:style-name="T2">virtual</text:span><text:span text:style-name="T6"> </text:span><text:span text:style-name="T2">void</text:span><text:span text:style-name="T6"> </text:span><text:span text:style-name="T39">g</text:span>(){}=<text:span text:style-name="T45">0</text:span>;</text:p>
      <text:p text:style-name="codesection">};</text:p>
      <text:p text:style-name="P27"><text:span text:style-name="T21"><text:s/></text:span><text:span text:style-name="T34">کاربرد استفاده از abstract class چیست؟</text:span></text:p>
      <text:p text:style-name="P26"><text:span text:style-name="T21">همانطور که قبلا بیان شد برای طراحی interface استفاده می‌شود.</text:span></text:p>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h text:style-name="P31" text:outline-level="3">مثال از abstract class </text:h>
      <text:p text:style-name="codesection"><text:span text:style-name="T1">//</text:span><text:span text:style-name="T6"> </text:span><text:span text:style-name="T1">Base</text:span><text:span text:style-name="T6"> </text:span><text:span text:style-name="T1">class</text:span></text:p>
      <text:p text:style-name="codesection"><text:span text:style-name="T2">class</text:span><text:span text:style-name="T6"> </text:span><text:span text:style-name="T12">Shape</text:span><text:span text:style-name="T6"> </text:span>{</text:p>
      <text:p text:style-name="codesection"><text:span text:style-name="T2">public</text:span>:</text:p>
      <text:p text:style-name="codesection"><text:span text:style-name="T6"><text:s text:c="4"/></text:span><text:span text:style-name="T1">//</text:span><text:span text:style-name="T6"> </text:span><text:span text:style-name="T1">pure</text:span><text:span text:style-name="T6"> </text:span><text:span text:style-name="T1">virtual</text:span><text:span text:style-name="T6"> </text:span><text:span text:style-name="T1">function</text:span><text:span text:style-name="T6"> </text:span><text:span text:style-name="T1">providing</text:span><text:span text:style-name="T6"> </text:span><text:span text:style-name="T1">interface</text:span><text:span text:style-name="T6"> </text:span><text:span text:style-name="T1">framework.</text:span></text:p>
      <text:p text:style-name="codesection"><text:span text:style-name="T6"><text:s text:c="4"/></text:span><text:span text:style-name="T2">virtual</text:span><text:span text:style-name="T6"> </text:span><text:span text:style-name="T2">int</text:span><text:span text:style-name="T6"> </text:span><text:span text:style-name="T39">getArea</text:span>()<text:span text:style-name="T6"> </text:span>=<text:span text:style-name="T6"> </text:span><text:span text:style-name="T45">0</text:span>;</text:p>
      <text:p text:style-name="codesection"><text:span text:style-name="T6"><text:s text:c="4"/></text:span><text:span text:style-name="T2">void</text:span><text:span text:style-name="T6"> </text:span><text:span text:style-name="T36">setWidth</text:span>(<text:span text:style-name="T2">int</text:span><text:span text:style-name="T6"> </text:span><text:span text:style-name="T16">w</text:span>)<text:span text:style-name="T6"> </text:span>{</text:p>
      <text:p text:style-name="codesection"><text:span text:style-name="T6"><text:s text:c="8"/></text:span><text:span text:style-name="T42">width</text:span><text:span text:style-name="T6"> </text:span>=<text:span text:style-name="T6"> </text:span><text:span text:style-name="T16">w</text:span>;</text:p>
      <text:p text:style-name="codesection"><text:span text:style-name="T6"><text:s text:c="4"/></text:span>}</text:p>
      <text:p text:style-name="codesection"><text:span text:style-name="T6"><text:s text:c="4"/></text:span><text:span text:style-name="T2">void</text:span><text:span text:style-name="T6"> </text:span><text:span text:style-name="T36">setHeight</text:span>(<text:span text:style-name="T2">int</text:span><text:span text:style-name="T6"> </text:span><text:span text:style-name="T16">h</text:span>)<text:span text:style-name="T6"> </text:span>{</text:p>
      <text:p text:style-name="codesection"><text:span text:style-name="T6"><text:s text:c="8"/></text:span><text:span text:style-name="T42">height</text:span><text:span text:style-name="T6"> </text:span>=<text:span text:style-name="T6"> </text:span><text:span text:style-name="T16">h</text:span>;</text:p>
      <text:p text:style-name="codesection"><text:span text:style-name="T6"><text:s text:c="4"/></text:span>}</text:p>
      <text:p text:style-name="codesection"><text:span text:style-name="T2">protected</text:span>:</text:p>
      <text:p text:style-name="codesection"><text:span text:style-name="T6"><text:s text:c="4"/></text:span><text:span text:style-name="T2">int</text:span><text:span text:style-name="T6"> </text:span><text:span text:style-name="T42">width</text:span>;</text:p>
      <text:p text:style-name="codesection"><text:span text:style-name="T6"><text:s text:c="4"/></text:span><text:span text:style-name="T2">int</text:span><text:span text:style-name="T6"> </text:span><text:span text:style-name="T42">height</text:span>;</text:p>
      <text:p text:style-name="codesection">};</text:p>
      <text:p text:style-name="codesection"><text:span text:style-name="T1">//</text:span><text:span text:style-name="T6"> </text:span><text:span text:style-name="T1">Derived</text:span><text:span text:style-name="T6"> </text:span><text:span text:style-name="T1">classes</text:span></text:p>
      <text:p text:style-name="codesection"><text:span text:style-name="T2">class</text:span><text:span text:style-name="T6"> </text:span><text:span text:style-name="T12">Rectangle</text:span>:<text:span text:style-name="T6"> </text:span><text:span text:style-name="T2">public</text:span><text:span text:style-name="T6"> </text:span><text:span text:style-name="T10">Shape</text:span><text:span text:style-name="T6"> </text:span>{</text:p>
      <text:p text:style-name="codesection"><text:span text:style-name="T2">public</text:span>:</text:p>
      <text:p text:style-name="codesection"><text:span text:style-name="T6"><text:s text:c="4"/></text:span><text:span text:style-name="T2">int</text:span><text:span text:style-name="T6"> </text:span><text:span text:style-name="T39">getArea</text:span>()<text:span text:style-name="T6"> </text:span>{</text:p>
      <text:p text:style-name="codesection"><text:soft-page-break/><text:span text:style-name="T6"><text:s text:c="8"/></text:span><text:span text:style-name="T2">return</text:span><text:span text:style-name="T6"> </text:span>(<text:span text:style-name="T42">width</text:span><text:span text:style-name="T6"> </text:span>*<text:span text:style-name="T6"> </text:span><text:span text:style-name="T42">height</text:span>);</text:p>
      <text:p text:style-name="codesection"><text:span text:style-name="T6"><text:s text:c="4"/></text:span>}</text:p>
      <text:p text:style-name="codesection">};</text:p>
      <text:p text:style-name="codesection"><text:span text:style-name="T2">class</text:span><text:span text:style-name="T6"> </text:span><text:span text:style-name="T12">Triangle</text:span>:<text:span text:style-name="T6"> </text:span><text:span text:style-name="T2">public</text:span><text:span text:style-name="T6"> </text:span><text:span text:style-name="T10">Shape</text:span><text:span text:style-name="T6"> </text:span>{</text:p>
      <text:p text:style-name="codesection"><text:span text:style-name="T2">public</text:span>:</text:p>
      <text:p text:style-name="codesection"><text:span text:style-name="T6"><text:s text:c="4"/></text:span><text:span text:style-name="T2">int</text:span><text:span text:style-name="T6"> </text:span><text:span text:style-name="T39">getArea</text:span>()<text:span text:style-name="T6"> </text:span>{</text:p>
      <text:p text:style-name="codesection"><text:span text:style-name="T6"><text:s text:c="8"/></text:span><text:span text:style-name="T2">return</text:span><text:span text:style-name="T6"> </text:span>(<text:span text:style-name="T42">width</text:span><text:span text:style-name="T6"> </text:span>*<text:span text:style-name="T6"> </text:span><text:span text:style-name="T42">height</text:span>)/<text:span text:style-name="T45">2</text:span>;</text:p>
      <text:p text:style-name="codesection"><text:span text:style-name="T6"><text:s text:c="4"/></text:span>}</text:p>
      <text:p text:style-name="codesection">};</text:p>
      <text:p text:style-name="codesection"><text:span text:style-name="T2">int</text:span><text:span text:style-name="T6"> </text:span><text:span text:style-name="T36">main</text:span>(<text:span text:style-name="T2">void</text:span>)<text:span text:style-name="T6"> </text:span>{</text:p>
      <text:p text:style-name="codesection"><text:span text:style-name="T6"><text:s text:c="4"/></text:span><text:span text:style-name="T10">Rectangle</text:span><text:span text:style-name="T6"> </text:span><text:span text:style-name="T16">Rect</text:span>;</text:p>
      <text:p text:style-name="codesection"><text:span text:style-name="T6"><text:s text:c="4"/></text:span><text:span text:style-name="T10">Triangle</text:span><text:span text:style-name="T6"> <text:s/></text:span><text:span text:style-name="T16">Tri</text:span>;</text:p>
      <text:p text:style-name="codesection"><text:span text:style-name="T6"><text:s text:c="4"/></text:span><text:span text:style-name="T16">Rect</text:span>.<text:span text:style-name="T35">setWidth</text:span>(<text:span text:style-name="T45">5</text:span>);</text:p>
      <text:p text:style-name="codesection"><text:span text:style-name="T6"><text:s text:c="4"/></text:span><text:span text:style-name="T16">Rect</text:span>.<text:span text:style-name="T35">setHeight</text:span>(<text:span text:style-name="T45">7</text:span>);</text:p>
      <text:p text:style-name="codesection"><text:span text:style-name="T6"><text:s text:c="4"/></text:span><text:span text:style-name="T1">//</text:span><text:span text:style-name="T6"> </text:span><text:span text:style-name="T1">Print</text:span><text:span text:style-name="T6"> </text:span><text:span text:style-name="T1">the</text:span><text:span text:style-name="T6"> </text:span><text:span text:style-name="T1">area</text:span><text:span text:style-name="T6"> </text:span><text:span text:style-name="T1">of</text:span><text:span text:style-name="T6"> </text:span><text:span text:style-name="T1">the</text:span><text:span text:style-name="T6"> </text:span><text:span text:style-name="T1">object.</text:span></text:p>
      <text:p text:style-name="codesection"><text:span text:style-name="T6"><text:s text:c="4"/></text:span><text:span text:style-name="T54">cout</text:span><text:span text:style-name="T6"> </text:span><text:span text:style-name="T35">&lt;&lt;</text:span><text:span text:style-name="T6"> </text:span><text:span text:style-name="T1">"Total</text:span><text:span text:style-name="T6"> </text:span><text:span text:style-name="T1">Rectangle</text:span><text:span text:style-name="T6"> </text:span><text:span text:style-name="T1">area:</text:span><text:span text:style-name="T6"> </text:span><text:span text:style-name="T1">"</text:span><text:span text:style-name="T6"> </text:span><text:span text:style-name="T35">&lt;&lt;</text:span><text:span text:style-name="T6"> </text:span><text:span text:style-name="T16">Rect</text:span>.<text:span text:style-name="T38">getArea</text:span>()<text:span text:style-name="T6"> </text:span><text:span text:style-name="T35">&lt;&lt;</text:span><text:span text:style-name="T6"> </text:span><text:span text:style-name="T35">endl</text:span>;</text:p>
      <text:p text:style-name="codesection"><text:span text:style-name="T6"><text:s text:c="4"/></text:span><text:span text:style-name="T16">Tri</text:span>.<text:span text:style-name="T35">setWidth</text:span>(<text:span text:style-name="T45">5</text:span>);</text:p>
      <text:p text:style-name="codesection"><text:span text:style-name="T6"><text:s text:c="4"/></text:span><text:span text:style-name="T16">Tri</text:span>.<text:span text:style-name="T35">setHeight</text:span>(<text:span text:style-name="T45">7</text:span>);</text:p>
      <text:p text:style-name="codesection"><text:span text:style-name="T6"><text:s text:c="4"/></text:span><text:span text:style-name="T1">//</text:span><text:span text:style-name="T6"> </text:span><text:span text:style-name="T1">Print</text:span><text:span text:style-name="T6"> </text:span><text:span text:style-name="T1">the</text:span><text:span text:style-name="T6"> </text:span><text:span text:style-name="T1">area</text:span><text:span text:style-name="T6"> </text:span><text:span text:style-name="T1">of</text:span><text:span text:style-name="T6"> </text:span><text:span text:style-name="T1">the</text:span><text:span text:style-name="T6"> </text:span><text:span text:style-name="T1">object.</text:span></text:p>
      <text:p text:style-name="codesection"><text:span text:style-name="T6"><text:s text:c="4"/></text:span><text:span text:style-name="T54">cout</text:span><text:span text:style-name="T6"> </text:span><text:span text:style-name="T35">&lt;&lt;</text:span><text:span text:style-name="T6"> </text:span><text:span text:style-name="T1">"Total</text:span><text:span text:style-name="T6"> </text:span><text:span text:style-name="T1">Triangle</text:span><text:span text:style-name="T6"> </text:span><text:span text:style-name="T1">area:</text:span><text:span text:style-name="T6"> </text:span><text:span text:style-name="T1">"</text:span><text:span text:style-name="T6"> </text:span><text:span text:style-name="T35">&lt;&lt;</text:span><text:span text:style-name="T6"> </text:span><text:span text:style-name="T16">Tri</text:span>.<text:span text:style-name="T38">getArea</text:span>()<text:span text:style-name="T6"> </text:span><text:span text:style-name="T35">&lt;&lt;</text:span><text:span text:style-name="T6"> </text:span><text:span text:style-name="T35">endl</text:span>;</text:p>
      <text:p text:style-name="codesection"><text:span text:style-name="T6"><text:s text:c="4"/></text:span><text:span text:style-name="T2">return</text:span><text:span text:style-name="T6"> </text:span><text:span text:style-name="T45">0</text:span>;</text:p>
      <text:p text:style-name="codesection">}</text:p>
      <text:p text:style-name="code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12T15:06:25.283787832</dc:date>
    <meta:editing-duration>PT13H46M42S</meta:editing-duration>
    <meta:editing-cycles>94</meta:editing-cycles>
    <meta:generator>LibreOffice/6.1.5.2$Linux_X86_64 LibreOffice_project/10$Build-2</meta:generator>
    <meta:document-statistic meta:table-count="0" meta:image-count="0" meta:object-count="0" meta:page-count="9" meta:paragraph-count="173" meta:word-count="2137" meta:character-count="12388" meta:non-whitespace-character-count="9883"/>
  </office:meta>
</office:document-meta>
</file>